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096a" officeooo:paragraph-rsid="0003096a"/>
    </style:style>
    <style:style style:name="P2" style:family="paragraph" style:parent-style-name="Standard">
      <style:text-properties officeooo:rsid="00050402" officeooo:paragraph-rsid="00050402"/>
    </style:style>
    <style:style style:name="T1" style:family="text">
      <style:text-properties officeooo:rsid="00050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Codigo cesar</text:p>
      <text:p text:style-name="P1"/>
      <text:p text:style-name="P1">### debo Solicitar al usuario que me indique una frase <text:s/>por medio de un prompt();</text:p>
      <text:p text:style-name="P1">### frase <text:s/>no puede tener numeros y espacios vacios;</text:p>
      <text:p text:style-name="P1">### ingresado valido la frase que secguardo en una variable; </text:p>
      <text:p text:style-name="P1">###si no le envio un mensaje al usuario que su frase no es valida;</text:p>
      <text:p text:style-name="P1">### si la opcion es valida preguntare que opcion necesita hacer;</text:p>
      <text:p text:style-name="P1">###opcion 1 <text:s/>cifrar o opcion 2 cifrar;</text:p>
      <text:p text:style-name="P2">###codifico la frase;</text:p>
      <text:p text:style-name="P1">### segun la opcion recibida entrego <text:span text:style-name="T1">en un mensaje </text:span>codificada la frase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0:06:26.047289375</meta:creation-date>
    <dc:date>2017-10-05T10:21:54.429971266</dc:date>
    <meta:editing-duration>PT2M18S</meta:editing-duration>
    <meta:editing-cycles>1</meta:editing-cycles>
    <meta:document-statistic meta:table-count="0" meta:image-count="0" meta:object-count="0" meta:page-count="1" meta:paragraph-count="9" meta:word-count="83" meta:character-count="468" meta:non-whitespace-character-count="390"/>
    <meta:generator>LibreOffice/5.2.2.2$Linux_X86_64 LibreOffice_project/20m0$Build-2</meta:generator>
  </office:meta>
</office:document-meta>
</file>